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fo:font-weight="bold" officeooo:rsid="001f59cc" officeooo:paragraph-rsid="001f59cc"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Calibri" fo:font-size="15pt" officeooo:rsid="001f59cc" officeooo:paragraph-rsid="001f59cc" style:font-size-asian="13.1000003814697pt" style:font-size-complex="15pt"/>
    </style:style>
    <style:style style:name="P3" style:family="paragraph" style:parent-style-name="Standard">
      <style:paragraph-properties fo:text-align="justify" style:justify-single-word="false"/>
      <style:text-properties style:font-name="Calibri" fo:font-size="15pt" fo:font-weight="bold" officeooo:rsid="001f59cc" officeooo:paragraph-rsid="001f59c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Calibri" fo:font-size="15pt" fo:font-weight="normal" officeooo:rsid="0028aa48" officeooo:paragraph-rsid="0027142c"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style:font-name="Calibri" fo:font-size="12pt" fo:font-weight="normal" officeooo:rsid="001f59cc" officeooo:paragraph-rsid="001f59c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2184e0" officeooo:paragraph-rsid="002184e0"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Calibri" fo:font-size="12pt" fo:font-weight="normal" officeooo:rsid="0022f9bd" officeooo:paragraph-rsid="0022f9b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Calibri" fo:font-size="12pt" fo:font-weight="normal" officeooo:rsid="00234e7f" officeooo:paragraph-rsid="00234e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Calibri" fo:font-size="12pt" fo:font-weight="normal" officeooo:rsid="0025e047" officeooo:paragraph-rsid="0025e04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28aa48" officeooo:paragraph-rsid="0028aa4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2afd8f" officeooo:paragraph-rsid="002afd8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2d833d" officeooo:paragraph-rsid="002d14c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 fo:font-size="12pt" fo:font-weight="normal" officeooo:rsid="002ee2a7" officeooo:paragraph-rsid="002ee2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libri" fo:font-size="12pt" fo:font-weight="normal" officeooo:rsid="002fcc9d" officeooo:paragraph-rsid="002fcc9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libri" fo:font-size="12pt" fo:font-weight="normal" officeooo:rsid="00303ff8" officeooo:paragraph-rsid="00303ff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officeooo:rsid="003210ac" officeooo:paragraph-rsid="003210a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3674d5" officeooo:paragraph-rsid="003674d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font-weight="normal" officeooo:rsid="003855e6" officeooo:paragraph-rsid="0037903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3acfa8" officeooo:paragraph-rsid="003acfa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3add7e" officeooo:paragraph-rsid="003add7e"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3cacb7" officeooo:paragraph-rsid="003cacb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3f4073" officeooo:paragraph-rsid="003db93c"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42775e" officeooo:paragraph-rsid="0042775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453159" officeooo:paragraph-rsid="004531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45950d" officeooo:paragraph-rsid="0045950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479a13" officeooo:paragraph-rsid="00479a1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47aa15" officeooo:paragraph-rsid="0047aa15"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fo:font-weight="normal" officeooo:rsid="00462822" officeooo:paragraph-rsid="0045950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font-weight="normal" officeooo:rsid="0047ede1" officeooo:paragraph-rsid="0047ede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47ede1" officeooo:paragraph-rsid="004ecb2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47ede1" officeooo:paragraph-rsid="00520ee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47ede1" officeooo:paragraph-rsid="0053589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47ede1" officeooo:paragraph-rsid="005a96d3"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47ede1" officeooo:paragraph-rsid="005c5b44"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47ede1" officeooo:paragraph-rsid="005d90dd"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47ede1" officeooo:paragraph-rsid="005f9be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47ede1" officeooo:paragraph-rsid="006556e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47ede1" officeooo:paragraph-rsid="00670a16"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47ede1" officeooo:paragraph-rsid="006c97d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47ede1" officeooo:paragraph-rsid="006f1fbd"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47ede1" officeooo:paragraph-rsid="0073be94"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47ede1" officeooo:paragraph-rsid="0077bd70"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47ede1" officeooo:paragraph-rsid="007cedb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47ede1" officeooo:paragraph-rsid="008292c2"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47ede1" officeooo:paragraph-rsid="008999bb"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47ede1" officeooo:paragraph-rsid="0089aab9"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Calibri" fo:font-size="12pt" fo:font-weight="normal" officeooo:rsid="0047ede1" officeooo:paragraph-rsid="008d038d"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font-name="Calibri" fo:font-size="12pt" fo:font-weight="normal" officeooo:paragraph-rsid="001f59cc"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Calibri" fo:font-size="12pt" fo:font-weight="normal" officeooo:rsid="00520ee6" officeooo:paragraph-rsid="00520ee6"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normal" officeooo:rsid="004d3eca" officeooo:paragraph-rsid="004d3eca"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Calibri" fo:font-size="12pt" fo:font-weight="normal" officeooo:rsid="004dd308" officeooo:paragraph-rsid="004dd308"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Calibri" fo:font-size="12pt" fo:font-weight="normal" officeooo:rsid="00510160" officeooo:paragraph-rsid="00510160"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Calibri" fo:font-size="12pt" fo:font-weight="normal" officeooo:rsid="0053589d" officeooo:paragraph-rsid="0053589d"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Calibri" fo:font-size="12pt" fo:font-weight="normal" officeooo:rsid="0055c0f4" officeooo:paragraph-rsid="0055c0f4"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Calibri" fo:font-size="12pt" fo:font-weight="normal" officeooo:rsid="0057a085" officeooo:paragraph-rsid="0057a085"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Calibri" fo:font-size="12pt" fo:font-weight="normal" officeooo:rsid="0057ca4b" officeooo:paragraph-rsid="0057ca4b"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Calibri" fo:font-size="12pt" fo:font-weight="normal" officeooo:rsid="0058b7fe" officeooo:paragraph-rsid="0058b7fe"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Calibri" fo:font-size="12pt" fo:font-weight="normal" officeooo:rsid="005af634" officeooo:paragraph-rsid="005a96d3"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Calibri" fo:font-size="12pt" fo:font-weight="normal" officeooo:rsid="00608a64" officeooo:paragraph-rsid="00608a64"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Calibri" fo:font-size="12pt" fo:font-weight="normal" officeooo:rsid="006556ea" officeooo:paragraph-rsid="006556ea"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Calibri" fo:font-size="12pt" fo:font-weight="normal" officeooo:rsid="0068de76" officeooo:paragraph-rsid="00670a16"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Calibri" fo:font-size="12pt" fo:font-weight="normal" officeooo:rsid="006a70c0" officeooo:paragraph-rsid="006a70c0"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Calibri" fo:font-size="12pt" fo:font-weight="normal" officeooo:rsid="006adfc0" officeooo:paragraph-rsid="006adfc0"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Calibri" fo:font-size="12pt" fo:font-weight="normal" officeooo:rsid="006d8ca2" officeooo:paragraph-rsid="006d8ca2"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Calibri" fo:font-size="12pt" fo:font-weight="normal" officeooo:rsid="006f1fbd" officeooo:paragraph-rsid="006f1fbd"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Calibri" fo:font-size="12pt" fo:font-weight="normal" officeooo:rsid="007193d3" officeooo:paragraph-rsid="007193d3"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Calibri" fo:font-size="12pt" fo:font-weight="normal" officeooo:rsid="0072cf2e" officeooo:paragraph-rsid="0072cf2e"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Calibri" fo:font-size="12pt" fo:font-weight="normal" officeooo:rsid="0073b049" officeooo:paragraph-rsid="0073b049"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Calibri" fo:font-size="12pt" fo:font-weight="normal" officeooo:rsid="0076bc97" officeooo:paragraph-rsid="0076bc97"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Calibri" fo:font-size="12pt" fo:font-weight="normal" officeooo:rsid="0078ce6e" officeooo:paragraph-rsid="0077bd70"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Calibri" fo:font-size="12pt" fo:font-weight="normal" officeooo:rsid="00798326" officeooo:paragraph-rsid="00798326"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Calibri" fo:font-size="12pt" fo:font-weight="normal" officeooo:rsid="007b1165" officeooo:paragraph-rsid="007b1165"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Calibri" fo:font-size="12pt" fo:font-weight="normal" officeooo:rsid="007cedb5" officeooo:paragraph-rsid="007cedb5"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Calibri" fo:font-size="12pt" fo:font-weight="normal" officeooo:rsid="007e808b" officeooo:paragraph-rsid="007e808b"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Calibri" fo:font-size="12pt" fo:font-weight="normal" officeooo:rsid="008292c2" officeooo:paragraph-rsid="008292c2"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Calibri" fo:font-size="12pt" fo:font-weight="normal" officeooo:rsid="0084275a" officeooo:paragraph-rsid="008292c2"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Calibri" fo:font-size="12pt" fo:font-weight="normal" officeooo:rsid="00869e31" officeooo:paragraph-rsid="00869e31"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Calibri" fo:font-size="12pt" fo:font-weight="normal" officeooo:rsid="00880379" officeooo:paragraph-rsid="00880379"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Calibri" fo:font-size="12pt" fo:font-weight="normal" officeooo:rsid="008c2fc3" officeooo:paragraph-rsid="008c2fc3"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alibri" fo:font-size="12pt" fo:font-weight="normal" officeooo:rsid="008cc92f" officeooo:paragraph-rsid="008cc92f"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Calibri" fo:font-size="12pt" fo:font-weight="normal" officeooo:rsid="0089aab9" officeooo:paragraph-rsid="0089aab9"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alibri" fo:font-size="12pt" fo:font-weight="normal" officeooo:rsid="008b5357" officeooo:paragraph-rsid="009122ae"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alibri" fo:font-size="12pt" fo:font-weight="normal" officeooo:rsid="008b5357" officeooo:paragraph-rsid="009243e1"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Calibri" fo:font-size="12pt" fo:font-weight="normal" officeooo:rsid="008b5357" officeooo:paragraph-rsid="0093cb3c"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alibri" fo:font-size="12pt" fo:font-weight="normal" officeooo:rsid="008b5357" officeooo:paragraph-rsid="009baca2"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Calibri" fo:font-size="12pt" fo:font-weight="normal" officeooo:rsid="0090784d" officeooo:paragraph-rsid="0090784d"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Calibri" fo:font-size="12pt" fo:font-weight="normal" officeooo:rsid="0099d241" officeooo:paragraph-rsid="0099d241"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Calibri" fo:font-size="12pt" fo:font-weight="normal" officeooo:rsid="0097ffa0" officeooo:paragraph-rsid="0097ffa0"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Calibri" fo:font-size="12pt" fo:font-weight="normal" officeooo:rsid="009ba880" officeooo:paragraph-rsid="009ba880"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Calibri" fo:font-size="12pt" fo:font-weight="normal" officeooo:rsid="009baca2" officeooo:paragraph-rsid="009baca2"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Calibri" fo:font-size="12pt" fo:font-weight="normal" officeooo:rsid="00a0d765" officeooo:paragraph-rsid="00a0d765"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Calibri" fo:font-size="12pt" fo:font-weight="normal" officeooo:rsid="00a296f4" officeooo:paragraph-rsid="00a296f4"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Calibri" fo:font-size="12pt" fo:font-weight="normal" officeooo:rsid="00a4e8e0" officeooo:paragraph-rsid="00a4e8e0"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Calibri" fo:font-size="12pt" fo:font-weight="normal" officeooo:rsid="00a4e8e0" officeooo:paragraph-rsid="00b44f8e"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Calibri" fo:font-size="12pt" fo:font-weight="normal" officeooo:rsid="00a4e8e0" officeooo:paragraph-rsid="00b6878e"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Calibri" fo:font-size="12pt" fo:font-weight="normal" officeooo:rsid="00a4e8e0" officeooo:paragraph-rsid="00b7da9e"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Calibri" fo:font-size="12pt" fo:font-weight="normal" officeooo:rsid="00a4e8e0" officeooo:paragraph-rsid="00b955ad"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Calibri" fo:font-size="12pt" fo:font-weight="normal" officeooo:rsid="00a4e8e0" officeooo:paragraph-rsid="00bc9b32"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Calibri" fo:font-size="12pt" fo:font-weight="normal" officeooo:rsid="00a4e8e0" officeooo:paragraph-rsid="00bdaa52"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font-name="Calibri" fo:font-size="12pt" fo:font-weight="normal" officeooo:rsid="00a4e8e0" officeooo:paragraph-rsid="00c0415b"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font-name="Calibri" fo:font-size="12pt" fo:font-weight="normal" officeooo:rsid="00a4e8e0" officeooo:paragraph-rsid="00c4fde0"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Calibri" fo:font-size="12pt" fo:font-weight="normal" officeooo:rsid="00a4e8e0" officeooo:paragraph-rsid="00cc7869"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font-name="Calibri" fo:font-size="12pt" fo:font-weight="normal" officeooo:rsid="00a4e8e0" officeooo:paragraph-rsid="00d30c70"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style:font-name="Calibri" fo:font-size="12pt" fo:font-weight="normal" officeooo:rsid="00a4e8e0" officeooo:paragraph-rsid="00e06a8c"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style:font-name="Calibri" fo:font-size="12pt" fo:font-weight="normal" officeooo:rsid="00a4e8e0" officeooo:paragraph-rsid="00e3d5c7"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font-name="Calibri" fo:font-size="12pt" fo:font-weight="normal" officeooo:rsid="00a4e8e0" officeooo:paragraph-rsid="00e9b24a"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font-name="Calibri" fo:font-size="12pt" fo:font-weight="normal" officeooo:rsid="00a4e8e0" officeooo:paragraph-rsid="00eaf492"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font-name="Calibri" fo:font-size="12pt" fo:font-weight="normal" officeooo:rsid="00a4e8e0" officeooo:paragraph-rsid="00f39a2d"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Calibri" fo:font-size="12pt" fo:font-weight="normal" officeooo:rsid="00a4e8e0" officeooo:paragraph-rsid="00f44b56"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Calibri" fo:font-size="12pt" fo:font-weight="normal" officeooo:rsid="00a4e8e0" officeooo:paragraph-rsid="00f761b8"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Calibri" fo:font-size="12pt" fo:font-weight="normal" officeooo:rsid="00a4e8e0" officeooo:paragraph-rsid="00fcd7a2"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Calibri" fo:font-size="12pt" fo:font-weight="normal" officeooo:rsid="00a4e8e0" officeooo:paragraph-rsid="01000869"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Calibri" fo:font-size="12pt" fo:font-weight="normal" officeooo:rsid="00a4e8e0" officeooo:paragraph-rsid="0102a819"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Calibri" fo:font-size="12pt" fo:font-weight="normal" officeooo:rsid="00a4e8e0" officeooo:paragraph-rsid="010a2911"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Calibri" fo:font-size="12pt" fo:font-weight="normal" officeooo:rsid="008e9a29" officeooo:paragraph-rsid="00a6d7e9"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Calibri" fo:font-size="12pt" fo:font-weight="normal" officeooo:rsid="008e9a29" officeooo:paragraph-rsid="00a97c1f"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Calibri" fo:font-size="12pt" fo:font-weight="normal" officeooo:rsid="008e9a29" officeooo:paragraph-rsid="00ad0062"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Calibri" fo:font-size="12pt" officeooo:paragraph-rsid="0027142c" style:font-size-asian="10.5pt" style:font-size-complex="12pt"/>
    </style:style>
    <style:style style:name="P119" style:family="paragraph" style:parent-style-name="Standard">
      <style:paragraph-properties fo:text-align="justify" style:justify-single-word="false"/>
      <style:text-properties style:font-name="Calibri" fo:font-size="12pt" officeooo:paragraph-rsid="0028aa48" style:font-size-asian="10.5pt" style:font-size-complex="12pt"/>
    </style:style>
    <style:style style:name="P120" style:family="paragraph" style:parent-style-name="Standard">
      <style:paragraph-properties fo:text-align="justify" style:justify-single-word="false"/>
      <style:text-properties style:font-name="Calibri" fo:font-size="12pt" officeooo:paragraph-rsid="002d14cf" style:font-size-asian="10.5pt" style:font-size-complex="12pt"/>
    </style:style>
    <style:style style:name="P121" style:family="paragraph" style:parent-style-name="Standard">
      <style:paragraph-properties fo:text-align="justify" style:justify-single-word="false"/>
      <style:text-properties style:font-name="Calibri" fo:font-size="12pt" officeooo:paragraph-rsid="00344a6f" style:font-size-asian="10.5pt" style:font-size-complex="12pt"/>
    </style:style>
    <style:style style:name="P122" style:family="paragraph" style:parent-style-name="Standard">
      <style:paragraph-properties fo:text-align="justify" style:justify-single-word="false"/>
      <style:text-properties style:font-name="Calibri" fo:font-size="12pt" officeooo:paragraph-rsid="00379036" style:font-size-asian="10.5pt" style:font-size-complex="12pt"/>
    </style:style>
    <style:style style:name="P123" style:family="paragraph" style:parent-style-name="Standard">
      <style:paragraph-properties fo:text-align="justify" style:justify-single-word="false"/>
      <style:text-properties style:font-name="Calibri" fo:font-size="12pt" officeooo:paragraph-rsid="003add7e" style:font-size-asian="10.5pt" style:font-size-complex="12pt"/>
    </style:style>
    <style:style style:name="P124" style:family="paragraph" style:parent-style-name="Standard">
      <style:paragraph-properties fo:text-align="justify" style:justify-single-word="false"/>
      <style:text-properties style:font-name="Calibri" fo:font-size="12pt" officeooo:paragraph-rsid="003db93c" style:font-size-asian="10.5pt" style:font-size-complex="12pt"/>
    </style:style>
    <style:style style:name="P125" style:family="paragraph" style:parent-style-name="Standard">
      <style:paragraph-properties fo:text-align="justify" style:justify-single-word="false"/>
      <style:text-properties style:font-name="Calibri" fo:font-size="12pt" officeooo:paragraph-rsid="003f9a55" style:font-size-asian="10.5pt" style:font-size-complex="12pt"/>
    </style:style>
    <style:style style:name="P126"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paragraph-rsid="001f59cc" style:font-size-asian="16pt" style:font-weight-asian="bold" style:font-size-complex="16pt" style:font-weight-complex="bold"/>
    </style:style>
    <style:style style:name="P127"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rsid="0049a196" officeooo:paragraph-rsid="0049a196" style:font-size-asian="14pt" style:font-weight-asian="bold" style:font-size-complex="16pt" style:font-weight-complex="bold"/>
    </style:style>
    <style:style style:name="P128" style:family="paragraph" style:parent-style-name="Standard">
      <style:paragraph-properties fo:text-align="justify" style:justify-single-word="false"/>
      <style:text-properties style:font-name="Calibri" fo:font-size="16pt" fo:font-weight="bold" officeooo:rsid="00520ee6" officeooo:paragraph-rsid="0049a196" style:font-size-asian="14pt" style:font-weight-asian="bold" style:font-size-complex="16pt" style:font-weight-complex="bold"/>
    </style:style>
    <style:style style:name="P129" style:family="paragraph" style:parent-style-name="Standard">
      <style:paragraph-properties fo:text-align="justify" style:justify-single-word="false"/>
      <style:text-properties style:font-name="Calibri" fo:font-size="12pt" fo:font-weight="normal" officeooo:rsid="00a7fd57" officeooo:paragraph-rsid="00a7fd57"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Calibri" fo:font-size="12pt" fo:font-weight="normal" officeooo:rsid="00e0651b" officeooo:paragraph-rsid="00e0651b"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Calibri" fo:font-size="12pt" fo:font-weight="normal" officeooo:rsid="00b7da9e" officeooo:paragraph-rsid="00b7da9e"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Calibri" fo:font-size="12pt" fo:font-weight="normal" officeooo:rsid="00bc9b32" officeooo:paragraph-rsid="00bc9b32"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Calibri" fo:font-size="12pt" fo:font-weight="normal" officeooo:rsid="00c12fa0" officeooo:paragraph-rsid="00c0415b"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Calibri" fo:font-size="12pt" fo:font-weight="normal" officeooo:rsid="00c46be2" officeooo:paragraph-rsid="00c46be2"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Calibri" fo:font-size="12pt" fo:font-weight="normal" officeooo:rsid="00c8a5e3" officeooo:paragraph-rsid="00c8a5e3" style:font-size-asian="10.5pt" style:font-weight-asian="normal" style:font-size-complex="12pt" style:font-weight-complex="normal"/>
    </style:style>
    <style:style style:name="P136" style:family="paragraph" style:parent-style-name="Standard">
      <style:paragraph-properties fo:text-align="justify" style:justify-single-word="false"/>
      <style:text-properties style:font-name="Calibri" fo:font-size="12pt" fo:font-weight="normal" officeooo:rsid="00ca8b07" officeooo:paragraph-rsid="00ca8b07" style:font-size-asian="10.5pt" style:font-weight-asian="normal" style:font-size-complex="12pt" style:font-weight-complex="normal"/>
    </style:style>
    <style:style style:name="P137" style:family="paragraph" style:parent-style-name="Standard">
      <style:paragraph-properties fo:text-align="justify" style:justify-single-word="false"/>
      <style:text-properties style:font-name="Calibri" fo:font-size="12pt" fo:font-weight="normal" officeooo:rsid="00cc7869" officeooo:paragraph-rsid="00cc7869"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Calibri" fo:font-size="12pt" fo:font-weight="normal" officeooo:rsid="00df1e4b" officeooo:paragraph-rsid="00df1e4b"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Calibri" fo:font-size="12pt" fo:font-weight="normal" officeooo:rsid="00d30c70" officeooo:paragraph-rsid="00d30c70"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Calibri" fo:font-size="12pt" fo:font-weight="normal" officeooo:rsid="00bb5416" officeooo:paragraph-rsid="00b955ad"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Calibri" fo:font-size="12pt" fo:font-weight="normal" officeooo:rsid="00dc6df0" officeooo:paragraph-rsid="00b955ad"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Calibri" fo:font-size="12pt" fo:font-weight="normal" officeooo:rsid="00e4fa77" officeooo:paragraph-rsid="00e4fa77"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Calibri" fo:font-size="12pt" fo:font-weight="normal" officeooo:rsid="00de5bd4" officeooo:paragraph-rsid="00b955ad"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style:font-name="Calibri" fo:font-size="12pt" fo:font-weight="normal" officeooo:rsid="00e7d535" officeooo:paragraph-rsid="00e7d535"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style:font-name="Calibri" fo:font-size="12pt" fo:font-weight="normal" officeooo:rsid="00eaf492" officeooo:paragraph-rsid="00eaf492"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style:font-name="Calibri" fo:font-size="12pt" fo:font-weight="normal" officeooo:rsid="00f3523a" officeooo:paragraph-rsid="00eaf492"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style:font-name="Calibri" fo:font-size="12pt" fo:font-weight="normal" officeooo:rsid="00f39a2d" officeooo:paragraph-rsid="00f39a2d"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style:font-name="Calibri" fo:font-size="12pt" fo:font-weight="normal" officeooo:rsid="00f5b81a" officeooo:paragraph-rsid="00f44b56" style:font-size-asian="10.5pt" style:font-weight-asian="normal" style:font-size-complex="12pt" style:font-weight-complex="normal"/>
    </style:style>
    <style:style style:name="P149" style:family="paragraph" style:parent-style-name="Standard">
      <style:paragraph-properties fo:text-align="justify" style:justify-single-word="false"/>
      <style:text-properties style:font-name="Calibri" fo:font-size="12pt" fo:font-weight="normal" officeooo:rsid="00f761b8" officeooo:paragraph-rsid="00f761b8" style:font-size-asian="10.5pt" style:font-weight-asian="normal" style:font-size-complex="12pt" style:font-weight-complex="normal"/>
    </style:style>
    <style:style style:name="P150" style:family="paragraph" style:parent-style-name="Standard">
      <style:paragraph-properties fo:text-align="justify" style:justify-single-word="false"/>
      <style:text-properties style:font-name="Calibri" fo:font-size="12pt" fo:font-weight="normal" officeooo:rsid="00fa21f2" officeooo:paragraph-rsid="00f761b8" style:font-size-asian="10.5pt" style:font-weight-asian="normal" style:font-size-complex="12pt" style:font-weight-complex="normal"/>
    </style:style>
    <style:style style:name="P151" style:family="paragraph" style:parent-style-name="Standard">
      <style:paragraph-properties fo:text-align="justify" style:justify-single-word="false"/>
      <style:text-properties style:font-name="Calibri" fo:font-size="12pt" fo:font-weight="normal" officeooo:rsid="00fb3ebb" officeooo:paragraph-rsid="00fb3ebb" style:font-size-asian="10.5pt" style:font-weight-asian="normal" style:font-size-complex="12pt" style:font-weight-complex="normal"/>
    </style:style>
    <style:style style:name="P152" style:family="paragraph" style:parent-style-name="Standard">
      <style:paragraph-properties fo:text-align="justify" style:justify-single-word="false"/>
      <style:text-properties style:font-name="Calibri" fo:font-size="12pt" fo:font-weight="normal" officeooo:rsid="00fcd7a2" officeooo:paragraph-rsid="00fcd7a2" style:font-size-asian="10.5pt" style:font-weight-asian="normal" style:font-size-complex="12pt" style:font-weight-complex="normal"/>
    </style:style>
    <style:style style:name="P153" style:family="paragraph" style:parent-style-name="Standard">
      <style:paragraph-properties fo:text-align="justify" style:justify-single-word="false"/>
      <style:text-properties style:font-name="Calibri" fo:font-size="12pt" fo:font-weight="normal" officeooo:rsid="00fe32a2" officeooo:paragraph-rsid="00fcd7a2" style:font-size-asian="10.5pt" style:font-weight-asian="normal" style:font-size-complex="12pt" style:font-weight-complex="normal"/>
    </style:style>
    <style:style style:name="P154" style:family="paragraph" style:parent-style-name="Standard">
      <style:paragraph-properties fo:text-align="justify" style:justify-single-word="false"/>
      <style:text-properties style:font-name="Calibri" fo:font-size="12pt" fo:font-weight="normal" officeooo:rsid="01000869" officeooo:paragraph-rsid="01000869"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style:font-name="Calibri" fo:font-size="12pt" fo:font-weight="normal" officeooo:rsid="01043e41" officeooo:paragraph-rsid="01043e41" style:font-size-asian="10.5pt" style:font-weight-asian="normal" style:font-size-complex="12pt" style:font-weight-complex="normal"/>
    </style:style>
    <style:style style:name="P156" style:family="paragraph" style:parent-style-name="Standard">
      <style:paragraph-properties fo:text-align="justify" style:justify-single-word="false"/>
      <style:text-properties style:font-name="Calibri" fo:font-size="12pt" fo:font-weight="normal" officeooo:rsid="010a2911" officeooo:paragraph-rsid="010a2911" style:font-size-asian="10.5pt" style:font-weight-asian="normal" style:font-size-complex="12pt" style:font-weight-complex="normal"/>
    </style:style>
    <style:style style:name="P157" style:family="paragraph" style:parent-style-name="Standard">
      <style:paragraph-properties fo:text-align="justify" style:justify-single-word="false"/>
      <style:text-properties style:font-name="Calibri" fo:font-size="12pt" fo:font-weight="normal" officeooo:rsid="010cf102" officeooo:paragraph-rsid="010a2911" style:font-size-asian="10.5pt" style:font-weight-asian="normal" style:font-size-complex="12pt" style:font-weight-complex="normal"/>
    </style:style>
    <style:style style:name="P158" style:family="paragraph" style:parent-style-name="Standard">
      <style:paragraph-properties fo:text-align="justify" style:justify-single-word="false"/>
      <style:text-properties style:font-name="Calibri" fo:font-size="12pt" fo:font-weight="normal" officeooo:rsid="010cf102" officeooo:paragraph-rsid="010cf102"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style:font-name="Calibri" fo:font-size="12pt" fo:font-weight="normal" officeooo:rsid="010cf102" officeooo:paragraph-rsid="010ed95f" style:font-size-asian="10.5pt" style:font-weight-asian="normal" style:font-size-complex="12pt" style:font-weight-complex="normal"/>
    </style:style>
    <style:style style:name="P160" style:family="paragraph" style:parent-style-name="Standard">
      <style:paragraph-properties fo:text-align="justify" style:justify-single-word="false"/>
      <style:text-properties style:font-name="Calibri" fo:font-size="12pt" fo:font-weight="normal" officeooo:rsid="010cf102" officeooo:paragraph-rsid="0112150a" style:font-size-asian="10.5pt" style:font-weight-asian="normal" style:font-size-complex="12pt" style:font-weight-complex="normal"/>
    </style:style>
    <style:style style:name="P161" style:family="paragraph" style:parent-style-name="Standard">
      <style:paragraph-properties fo:text-align="justify" style:justify-single-word="false"/>
      <style:text-properties style:font-name="Calibri" fo:font-size="16pt" fo:font-weight="bold" officeooo:rsid="00b12298" officeooo:paragraph-rsid="00b12298" style:font-size-asian="14pt" style:font-weight-asian="bold" style:font-size-complex="16pt" style:font-weight-complex="bold"/>
    </style:style>
    <style:style style:name="P162" style:family="paragraph" style:parent-style-name="Standard">
      <style:paragraph-properties fo:text-align="justify" style:justify-single-word="false"/>
      <style:text-properties style:font-name="Calibri" fo:font-size="16pt" fo:font-weight="bold" officeooo:rsid="00e0651b" officeooo:paragraph-rsid="00b12298" style:font-size-asian="14pt" style:font-weight-asian="bold" style:font-size-complex="16pt" style:font-weight-complex="bold"/>
    </style:style>
    <style:style style:name="T1" style:family="text">
      <style:text-properties officeooo:rsid="001f59cc"/>
    </style:style>
    <style:style style:name="T2" style:family="text">
      <style:text-properties officeooo:rsid="00206a84"/>
    </style:style>
    <style:style style:name="T3" style:family="text">
      <style:text-properties officeooo:rsid="002223e7"/>
    </style:style>
    <style:style style:name="T4" style:family="text">
      <style:text-properties fo:font-weight="normal" officeooo:rsid="0027142c" style:font-weight-asian="normal" style:font-weight-complex="normal"/>
    </style:style>
    <style:style style:name="T5" style:family="text">
      <style:text-properties fo:font-weight="normal" officeooo:rsid="00282018" style:font-weight-asian="normal" style:font-weight-complex="normal"/>
    </style:style>
    <style:style style:name="T6" style:family="text">
      <style:text-properties fo:font-weight="normal" officeooo:rsid="0028867f" style:font-weight-asian="normal" style:font-weight-complex="normal"/>
    </style:style>
    <style:style style:name="T7" style:family="text">
      <style:text-properties fo:font-weight="normal" officeooo:rsid="0028aa48" style:font-weight-asian="normal" style:font-weight-complex="normal"/>
    </style:style>
    <style:style style:name="T8" style:family="text">
      <style:text-properties fo:font-weight="normal" officeooo:rsid="00295cf6" style:font-weight-asian="normal" style:font-weight-complex="normal"/>
    </style:style>
    <style:style style:name="T9" style:family="text">
      <style:text-properties fo:font-weight="normal" officeooo:rsid="002d14cf" style:font-weight-asian="normal" style:font-weight-complex="normal"/>
    </style:style>
    <style:style style:name="T10" style:family="text">
      <style:text-properties fo:font-weight="normal" officeooo:rsid="002d833d" style:font-weight-asian="normal" style:font-weight-complex="normal"/>
    </style:style>
    <style:style style:name="T11" style:family="text">
      <style:text-properties fo:font-weight="normal" officeooo:rsid="00344a6f" style:font-weight-asian="normal" style:font-weight-complex="normal"/>
    </style:style>
    <style:style style:name="T12" style:family="text">
      <style:text-properties fo:font-weight="normal" officeooo:rsid="0034dc0a" style:font-weight-asian="normal" style:font-weight-complex="normal"/>
    </style:style>
    <style:style style:name="T13" style:family="text">
      <style:text-properties fo:font-weight="normal" officeooo:rsid="00379036" style:font-weight-asian="normal" style:font-weight-complex="normal"/>
    </style:style>
    <style:style style:name="T14" style:family="text">
      <style:text-properties fo:font-weight="normal" officeooo:rsid="003855e6" style:font-weight-asian="normal" style:font-weight-complex="normal"/>
    </style:style>
    <style:style style:name="T15" style:family="text">
      <style:text-properties fo:font-weight="normal" officeooo:rsid="003a1a9b" style:font-weight-asian="normal" style:font-weight-complex="normal"/>
    </style:style>
    <style:style style:name="T16" style:family="text">
      <style:text-properties fo:font-weight="normal" officeooo:rsid="003add7e" style:font-weight-asian="normal" style:font-weight-complex="normal"/>
    </style:style>
    <style:style style:name="T17" style:family="text">
      <style:text-properties fo:font-weight="normal" officeooo:rsid="003b38e5" style:font-weight-asian="normal" style:font-weight-complex="normal"/>
    </style:style>
    <style:style style:name="T18" style:family="text">
      <style:text-properties fo:font-weight="normal" officeooo:rsid="003db93c" style:font-weight-asian="normal" style:font-weight-complex="normal"/>
    </style:style>
    <style:style style:name="T19" style:family="text">
      <style:text-properties fo:font-weight="normal" officeooo:rsid="003f4073" style:font-weight-asian="normal" style:font-weight-complex="normal"/>
    </style:style>
    <style:style style:name="T20" style:family="text">
      <style:text-properties fo:font-weight="normal" officeooo:rsid="003f9a55" style:font-weight-asian="normal" style:font-weight-complex="normal"/>
    </style:style>
    <style:style style:name="T21" style:family="text">
      <style:text-properties fo:font-weight="normal" officeooo:rsid="0040cb1a" style:font-weight-asian="normal" style:font-weight-complex="normal"/>
    </style:style>
    <style:style style:name="T22" style:family="text">
      <style:text-properties officeooo:rsid="004ecb2a"/>
    </style:style>
    <style:style style:name="T23" style:family="text">
      <style:text-properties officeooo:rsid="005090c1"/>
    </style:style>
    <style:style style:name="T24" style:family="text">
      <style:text-properties officeooo:rsid="00520ee6"/>
    </style:style>
    <style:style style:name="T25" style:family="text">
      <style:text-properties officeooo:rsid="0052f581"/>
    </style:style>
    <style:style style:name="T26" style:family="text">
      <style:text-properties officeooo:rsid="0053589d"/>
    </style:style>
    <style:style style:name="T27" style:family="text">
      <style:text-properties officeooo:rsid="0053c12d"/>
    </style:style>
    <style:style style:name="T28" style:family="text">
      <style:text-properties officeooo:rsid="005a96d3"/>
    </style:style>
    <style:style style:name="T29" style:family="text">
      <style:text-properties officeooo:rsid="005af634"/>
    </style:style>
    <style:style style:name="T30" style:family="text">
      <style:text-properties officeooo:rsid="005c5b44"/>
    </style:style>
    <style:style style:name="T31" style:family="text">
      <style:text-properties officeooo:rsid="005d90dd"/>
    </style:style>
    <style:style style:name="T32" style:family="text">
      <style:text-properties officeooo:rsid="005efc2c"/>
    </style:style>
    <style:style style:name="T33" style:family="text">
      <style:text-properties officeooo:rsid="005f9bed"/>
    </style:style>
    <style:style style:name="T34" style:family="text">
      <style:text-properties officeooo:rsid="0062477d"/>
    </style:style>
    <style:style style:name="T35" style:family="text">
      <style:text-properties officeooo:rsid="006556ea"/>
    </style:style>
    <style:style style:name="T36" style:family="text">
      <style:text-properties officeooo:rsid="00670a16"/>
    </style:style>
    <style:style style:name="T37" style:family="text">
      <style:text-properties officeooo:rsid="0068de76"/>
    </style:style>
    <style:style style:name="T38" style:family="text">
      <style:text-properties officeooo:rsid="006c97dc"/>
    </style:style>
    <style:style style:name="T39" style:family="text">
      <style:text-properties officeooo:rsid="006d8ca2"/>
    </style:style>
    <style:style style:name="T40" style:family="text">
      <style:text-properties officeooo:rsid="006f1fbd"/>
    </style:style>
    <style:style style:name="T41" style:family="text">
      <style:text-properties officeooo:rsid="006f9425"/>
    </style:style>
    <style:style style:name="T42" style:family="text">
      <style:text-properties officeooo:rsid="0073be94"/>
    </style:style>
    <style:style style:name="T43" style:family="text">
      <style:text-properties officeooo:rsid="0075b407"/>
    </style:style>
    <style:style style:name="T44" style:family="text">
      <style:text-properties officeooo:rsid="0077bd70"/>
    </style:style>
    <style:style style:name="T45" style:family="text">
      <style:text-properties officeooo:rsid="0078ce6e"/>
    </style:style>
    <style:style style:name="T46" style:family="text">
      <style:text-properties officeooo:rsid="007cedb5"/>
    </style:style>
    <style:style style:name="T47" style:family="text">
      <style:text-properties officeooo:rsid="008292c2"/>
    </style:style>
    <style:style style:name="T48" style:family="text">
      <style:text-properties officeooo:rsid="0084275a"/>
    </style:style>
    <style:style style:name="T49" style:family="text">
      <style:text-properties officeooo:rsid="00863b9a"/>
    </style:style>
    <style:style style:name="T50" style:family="text">
      <style:text-properties officeooo:rsid="008999bb"/>
    </style:style>
    <style:style style:name="T51" style:family="text">
      <style:text-properties officeooo:rsid="0089aab9"/>
    </style:style>
    <style:style style:name="T52" style:family="text">
      <style:text-properties officeooo:rsid="008b0874"/>
    </style:style>
    <style:style style:name="T53" style:family="text">
      <style:text-properties officeooo:rsid="008d038d"/>
    </style:style>
    <style:style style:name="T54" style:family="text">
      <style:text-properties officeooo:rsid="008e6adb"/>
    </style:style>
    <style:style style:name="T55" style:family="text">
      <style:text-properties officeooo:rsid="009122ae"/>
    </style:style>
    <style:style style:name="T56" style:family="text">
      <style:text-properties officeooo:rsid="0091c045"/>
    </style:style>
    <style:style style:name="T57" style:family="text">
      <style:text-properties officeooo:rsid="009243e1"/>
    </style:style>
    <style:style style:name="T58" style:family="text">
      <style:text-properties officeooo:rsid="0093cb3c"/>
    </style:style>
    <style:style style:name="T59" style:family="text">
      <style:text-properties officeooo:rsid="0094bf4f"/>
    </style:style>
    <style:style style:name="T60" style:family="text">
      <style:text-properties officeooo:rsid="00972268"/>
    </style:style>
    <style:style style:name="T61" style:family="text">
      <style:text-properties officeooo:rsid="009baca2"/>
    </style:style>
    <style:style style:name="T62" style:family="text">
      <style:text-properties officeooo:rsid="009d4c9e"/>
    </style:style>
    <style:style style:name="T63" style:family="text">
      <style:text-properties officeooo:rsid="009f133c"/>
    </style:style>
    <style:style style:name="T64" style:family="text">
      <style:text-properties officeooo:rsid="00a6d7e9"/>
    </style:style>
    <style:style style:name="T65" style:family="text">
      <style:text-properties officeooo:rsid="00a7fd57"/>
    </style:style>
    <style:style style:name="T66" style:family="text">
      <style:text-properties officeooo:rsid="00a97c1f"/>
    </style:style>
    <style:style style:name="T67" style:family="text">
      <style:text-properties officeooo:rsid="00ab125c"/>
    </style:style>
    <style:style style:name="T68" style:family="text">
      <style:text-properties officeooo:rsid="00ad0062"/>
    </style:style>
    <style:style style:name="T69" style:family="text">
      <style:text-properties officeooo:rsid="00aef35c"/>
    </style:style>
    <style:style style:name="T70" style:family="text">
      <style:text-properties officeooo:rsid="00b062d7"/>
    </style:style>
    <style:style style:name="T71" style:family="text">
      <style:text-properties officeooo:rsid="00b076e1"/>
    </style:style>
    <style:style style:name="T72" style:family="text">
      <style:text-properties officeooo:rsid="00b44f8e"/>
    </style:style>
    <style:style style:name="T73" style:family="text">
      <style:text-properties officeooo:rsid="00b6878e"/>
    </style:style>
    <style:style style:name="T74" style:family="text">
      <style:text-properties officeooo:rsid="00b75a7b"/>
    </style:style>
    <style:style style:name="T75" style:family="text">
      <style:text-properties officeooo:rsid="00b7da9e"/>
    </style:style>
    <style:style style:name="T76" style:family="text">
      <style:text-properties officeooo:rsid="00b88dff"/>
    </style:style>
    <style:style style:name="T77" style:family="text">
      <style:text-properties officeooo:rsid="00b955ad"/>
    </style:style>
    <style:style style:name="T78" style:family="text">
      <style:text-properties officeooo:rsid="00b9bdab"/>
    </style:style>
    <style:style style:name="T79" style:family="text">
      <style:text-properties officeooo:rsid="00bb5416"/>
    </style:style>
    <style:style style:name="T80" style:family="text">
      <style:text-properties officeooo:rsid="00bc9b32"/>
    </style:style>
    <style:style style:name="T81" style:family="text">
      <style:text-properties officeooo:rsid="00bce731"/>
    </style:style>
    <style:style style:name="T82" style:family="text">
      <style:text-properties officeooo:rsid="00bdaa52"/>
    </style:style>
    <style:style style:name="T83" style:family="text">
      <style:text-properties officeooo:rsid="00bedb72"/>
    </style:style>
    <style:style style:name="T84" style:family="text">
      <style:text-properties officeooo:rsid="00bf76ae"/>
    </style:style>
    <style:style style:name="T85" style:family="text">
      <style:text-properties officeooo:rsid="00c0415b"/>
    </style:style>
    <style:style style:name="T86" style:family="text">
      <style:text-properties officeooo:rsid="00c12fa0"/>
    </style:style>
    <style:style style:name="T87" style:family="text">
      <style:text-properties officeooo:rsid="00c2c213"/>
    </style:style>
    <style:style style:name="T88" style:family="text">
      <style:text-properties officeooo:rsid="00c383e8"/>
    </style:style>
    <style:style style:name="T89" style:family="text">
      <style:text-properties officeooo:rsid="00c4fde0"/>
    </style:style>
    <style:style style:name="T90" style:family="text">
      <style:text-properties officeooo:rsid="00c6dc67"/>
    </style:style>
    <style:style style:name="T91" style:family="text">
      <style:text-properties officeooo:rsid="00c74aa5"/>
    </style:style>
    <style:style style:name="T92" style:family="text">
      <style:text-properties officeooo:rsid="00c79afb"/>
    </style:style>
    <style:style style:name="T93" style:family="text">
      <style:text-properties officeooo:rsid="00cc7869"/>
    </style:style>
    <style:style style:name="T94" style:family="text">
      <style:text-properties officeooo:rsid="00cf2d8b"/>
    </style:style>
    <style:style style:name="T95" style:family="text">
      <style:text-properties officeooo:rsid="00d02a09"/>
    </style:style>
    <style:style style:name="T96" style:family="text">
      <style:text-properties officeooo:rsid="00d1e21d"/>
    </style:style>
    <style:style style:name="T97" style:family="text">
      <style:text-properties officeooo:rsid="00d22d1d"/>
    </style:style>
    <style:style style:name="T98" style:family="text">
      <style:text-properties officeooo:rsid="00d30c70"/>
    </style:style>
    <style:style style:name="T99" style:family="text">
      <style:text-properties officeooo:rsid="00d3d087"/>
    </style:style>
    <style:style style:name="T100" style:family="text">
      <style:text-properties officeooo:rsid="00d599c6"/>
    </style:style>
    <style:style style:name="T101" style:family="text">
      <style:text-properties officeooo:rsid="00d68871"/>
    </style:style>
    <style:style style:name="T102" style:family="text">
      <style:text-properties officeooo:rsid="00d857e1"/>
    </style:style>
    <style:style style:name="T103" style:family="text">
      <style:text-properties officeooo:rsid="00d9aac8"/>
    </style:style>
    <style:style style:name="T104" style:family="text">
      <style:text-properties officeooo:rsid="00da883a"/>
    </style:style>
    <style:style style:name="T105" style:family="text">
      <style:text-properties officeooo:rsid="00db2de8"/>
    </style:style>
    <style:style style:name="T106" style:family="text">
      <style:text-properties officeooo:rsid="00dbea56"/>
    </style:style>
    <style:style style:name="T107" style:family="text">
      <style:text-properties officeooo:rsid="00dc6df0"/>
    </style:style>
    <style:style style:name="T108" style:family="text">
      <style:text-properties officeooo:rsid="00de5bd4"/>
    </style:style>
    <style:style style:name="T109" style:family="text">
      <style:text-properties officeooo:rsid="00df1e4b"/>
    </style:style>
    <style:style style:name="T110" style:family="text">
      <style:text-properties officeooo:rsid="00e06a8c"/>
    </style:style>
    <style:style style:name="T111" style:family="text">
      <style:text-properties officeooo:rsid="00e1db76"/>
    </style:style>
    <style:style style:name="T112" style:family="text">
      <style:text-properties officeooo:rsid="00e3d5c7"/>
    </style:style>
    <style:style style:name="T113" style:family="text">
      <style:text-properties officeooo:rsid="00e67c6e"/>
    </style:style>
    <style:style style:name="T114" style:family="text">
      <style:text-properties officeooo:rsid="00e99aeb"/>
    </style:style>
    <style:style style:name="T115" style:family="text">
      <style:text-properties officeooo:rsid="00e9b24a"/>
    </style:style>
    <style:style style:name="T116" style:family="text">
      <style:text-properties officeooo:rsid="00ea1227"/>
    </style:style>
    <style:style style:name="T117" style:family="text">
      <style:text-properties officeooo:rsid="00eaea38"/>
    </style:style>
    <style:style style:name="T118" style:family="text">
      <style:text-properties officeooo:rsid="00eaf492"/>
    </style:style>
    <style:style style:name="T119" style:family="text">
      <style:text-properties officeooo:rsid="00ec69fc"/>
    </style:style>
    <style:style style:name="T120" style:family="text">
      <style:text-properties officeooo:rsid="00ee2b0d"/>
    </style:style>
    <style:style style:name="T121" style:family="text">
      <style:text-properties officeooo:rsid="00f009ba"/>
    </style:style>
    <style:style style:name="T122" style:family="text">
      <style:text-properties officeooo:rsid="00f0255a"/>
    </style:style>
    <style:style style:name="T123" style:family="text">
      <style:text-properties officeooo:rsid="00f1b02f"/>
    </style:style>
    <style:style style:name="T124" style:family="text">
      <style:text-properties officeooo:rsid="00f3523a"/>
    </style:style>
    <style:style style:name="T125" style:family="text">
      <style:text-properties officeooo:rsid="00f39a2d"/>
    </style:style>
    <style:style style:name="T126" style:family="text">
      <style:text-properties officeooo:rsid="00f415a4"/>
    </style:style>
    <style:style style:name="T127" style:family="text">
      <style:text-properties officeooo:rsid="00f44b56"/>
    </style:style>
    <style:style style:name="T128" style:family="text">
      <style:text-properties officeooo:rsid="00f5b81a"/>
    </style:style>
    <style:style style:name="T129" style:family="text">
      <style:text-properties officeooo:rsid="00f761b8"/>
    </style:style>
    <style:style style:name="T130" style:family="text">
      <style:text-properties officeooo:rsid="00f984f3"/>
    </style:style>
    <style:style style:name="T131" style:family="text">
      <style:text-properties officeooo:rsid="00fa21f2"/>
    </style:style>
    <style:style style:name="T132" style:family="text">
      <style:text-properties officeooo:rsid="00fcd7a2"/>
    </style:style>
    <style:style style:name="T133" style:family="text">
      <style:text-properties officeooo:rsid="00fd991b"/>
    </style:style>
    <style:style style:name="T134" style:family="text">
      <style:text-properties officeooo:rsid="00fe32a2"/>
    </style:style>
    <style:style style:name="T135" style:family="text">
      <style:text-properties officeooo:rsid="01000869"/>
    </style:style>
    <style:style style:name="T136" style:family="text">
      <style:text-properties officeooo:rsid="01011f49"/>
    </style:style>
    <style:style style:name="T137" style:family="text">
      <style:text-properties officeooo:rsid="010187a5"/>
    </style:style>
    <style:style style:name="T138" style:family="text">
      <style:text-properties officeooo:rsid="0102a819"/>
    </style:style>
    <style:style style:name="T139" style:family="text">
      <style:text-properties officeooo:rsid="01043e41"/>
    </style:style>
    <style:style style:name="T140" style:family="text">
      <style:text-properties officeooo:rsid="010a2911"/>
    </style:style>
    <style:style style:name="T141" style:family="text">
      <style:text-properties officeooo:rsid="010b27b5"/>
    </style:style>
    <style:style style:name="T142" style:family="text">
      <style:text-properties officeooo:rsid="010cf102"/>
    </style:style>
    <style:style style:name="T143" style:family="text">
      <style:text-properties officeooo:rsid="010ed95f"/>
    </style:style>
    <style:style style:name="T144" style:family="text">
      <style:text-properties officeooo:rsid="010f0131"/>
    </style:style>
    <style:style style:name="T145" style:family="text">
      <style:text-properties officeooo:rsid="011078a7"/>
    </style:style>
    <style:style style:name="T146" style:family="text">
      <style:text-properties officeooo:rsid="011215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des Systèmes d'Exploitation</text:p>
      <text:p text:style-name="P2"/>
      <text:p text:style-name="P126"><text:span text:style-name="T1">Processus </text:span><text:span text:style-name="T3">(c2.pdf)</text:span></text:p>
      <text:p text:style-name="P3"/>
      <text:p text:style-name="P48"><text:span text:style-name="T1">Processus : dynamique </text:span><text:span text:style-name="T2">avec un environnement d'exécution</text:span></text:p>
      <text:p text:style-name="P5">Programme : statique, série d'instructions</text:p>
      <text:p text:style-name="P5"/>
      <text:p text:style-name="P6"/>
      <text:p text:style-name="P6">Mémoire d'un processus découpée en plusieurs zones : </text:p>
      <text:p text:style-name="P6"><text:tab/>text : code du programme</text:p>
      <text:p text:style-name="P6"><text:tab/>data : variables globales</text:p>
      <text:p text:style-name="P6"><text:tab/>heap (tas) : mémoire dynamique demandée au SE(alloc, free, new pour Java)</text:p>
      <text:p text:style-name="P6"><text:tab/>stack (pile) : mémoire dynamique, plus simple d'utilisation, variables locales MAIS tout ce qui est créé disparaît quand on quitte la fonction qui a créé.</text:p>
      <text:p text:style-name="P6"/>
      <text:p text:style-name="P7">perror affiche le message correspondant à la valeur positionnée dans errno.</text:p>
      <text:p text:style-name="P7"/>
      <text:p text:style-name="P8">fopen, fprintf, etc : plus haut niveau que open, printf, etc...</text:p>
      <text:p text:style-name="P8"/>
      <text:p text:style-name="P9">appel système : nécessite une instruction assembleur spécifique. Le langage C n'a pas les notions d'appel système.</text:p>
      <text:p text:style-name="P9"/>
      <text:p text:style-name="P118"><text:span text:style-name="T4">off_t lseek : change position courante, </text:span><text:span text:style-name="T5">renvoit un entier.</text:span><text:span text:style-name="T6"> Problème avec les fichiers trop gros (ex : DVD) =&gt; voir lseek64</text:span></text:p>
      <text:p text:style-name="P4"/>
      <text:p text:style-name="P119"><text:span text:style-name="T7">en shell : rediriger sortie standard d'un programme sur l'entrée standar</text:span><text:span text:style-name="T8">d</text:span><text:span text:style-name="T7"> d'un processus : pipe ( | )</text:span></text:p>
      <text:p text:style-name="P10"/>
      <text:p text:style-name="P11">Exemple: type.c (sl 12)</text:p>
      <text:p text:style-name="P11"/>
      <text:p text:style-name="P11">Le programme peut ne pas fonctionner s'il est interrompu pendant qu'il lit un fichier et si quand l'écriture est interrompue et la valeur de retour devra être inférieure à celle demandée.</text:p>
      <text:p text:style-name="P11"/>
      <text:p text:style-name="P11"/>
      <text:p text:style-name="P120"><text:span text:style-name="T9">Fork n'est pas ce que l'on va utiliser si on veut créer un nouveau programme. </text:span><text:span text:style-name="T10">Il duplique à l'identique le processus actuel.</text:span></text:p>
      <text:p text:style-name="P12"/>
      <text:p text:style-name="P13">kill ne sert pas forcément à tuer un processus. (généralement : envoyer un signal à un processus)</text:p>
      <text:p text:style-name="P14"/>
      <text:p text:style-name="P15">Quand un processus enfant se termine, les fichiers ouverts par ce processus sont fermés implicitement MAIS si on a utilisé fprintf, les données écrites dans la mémoire du programme seront perdues. </text:p>
      <text:p text:style-name="P16">SIGCHLD est ignoré par défaut.</text:p>
      <text:p text:style-name="P121"><text:span text:style-name="T11">Un zombi a libéré les ressources système</text:span><text:span text:style-name="T12">s</text:span><text:span text:style-name="T11"> mais le père n'a pas récupéré la valeur de retour du processus zombi.</text:span></text:p>
      <text:p text:style-name="P17">Pour terminer un zombi : il faut terminer le père.</text:p>
      <text:p text:style-name="P122"><text:span text:style-name="T13">Si un père d'un </text:span><text:span text:style-name="T15">ou plusieurs</text:span><text:span text:style-name="T13"> processus actif</text:span><text:span text:style-name="T15">s</text:span><text:span text:style-name="T13"> se termine, </text:span><text:span text:style-name="T15">tous les fils</text:span><text:span text:style-name="T14"> sont rattachés au processus initial (qui n'a pas le droit de se terminer et qui s'attend à récupérer des fils supplémentaires)</text:span></text:p>
      <text:p text:style-name="P18"/>
      <text:p text:style-name="P19"><text:soft-page-break/>execve : si exécuté dans un fils de processus, remplace celui-ci par un tout nouveau programme (et non une copie du père)</text:p>
      <text:p text:style-name="P123"><text:span text:style-name="T16">ce qui suit un exec ne sera jamais exécuté puisque c'est un nouveau programme </text:span><text:span text:style-name="T17">(sauf si erreur)</text:span></text:p>
      <text:p text:style-name="P20"/>
      <text:p text:style-name="P21">fcntl : sert à changer les propriétés d'un descripteur de fichier</text:p>
      <text:p text:style-name="P21"/>
      <text:p text:style-name="P124"><text:span text:style-name="T18">dup2(fd, 0) : on va fermer le 0 et dupliquer le lien de fd dans 0. Donc lire dans 0 reviendra à lire dans fd. </text:span><text:span text:style-name="T19">Donc lire dans l'entrée standard 0 lira dans le fichier fd.</text:span></text:p>
      <text:p text:style-name="P22"/>
      <text:p text:style-name="P125"><text:span text:style-name="T20">Quand on fait un fork suivi d'un exec, en général pas toute la mémoire est dupliquée (puis supprimée par l'exec). </text:span><text:span text:style-name="T21">Le système copie juste des portions de mémoire utiles à l'écriture.</text:span></text:p>
      <text:p text:style-name="P22"/>
      <text:p text:style-name="P23">Les informations du PCB se trouvent dans la partie noyau d'un processus.</text:p>
      <text:p text:style-name="P24">Un exec change complètement l'espace d'adressage. Reset complet.</text:p>
      <text:p text:style-name="P24"/>
      <text:p text:style-name="P25">idle essaie de faire moins consommer le CPU quand 0 process est prêt. </text:p>
      <text:p text:style-name="P25"/>
      <text:p text:style-name="P26">Scheduling : </text:p>
      <text:p text:style-name="P26">Fifo =&gt; si un processus se bloque en attente d'informations ? on le met à la fin dès qu'il reçoit un peu d'infos ? </text:p>
      <text:p text:style-name="P27"/>
      <text:p text:style-name="P28"/>
      <text:p text:style-name="P29">Scheduler multi process : difficile à mettre en place.</text:p>
      <text:p text:style-name="P29"/>
      <text:p text:style-name="P29"/>
      <text:p text:style-name="P127">Linking (c-link.pdf)</text:p>
      <text:p text:style-name="P128"/>
      <text:p text:style-name="P49">(sl. 2)</text:p>
      <text:p text:style-name="P50">Quand on veut créer un programme, on a plusieurs fichiers sources (+bibliothèques externes qui interviennent) qui sont modifiés pour être compilés sous code assembleur et assemblés dans le programme final.</text:p>
      <text:p text:style-name="P51">Quand on écrit un programme, on va avoir un fichier .c qui va appeler les fonctions qui sont définies dans l'autre fichier .c</text:p>
      <text:p text:style-name="P51">Le système doit pouvoir générer les appels de fonction qu'il ne connait pas.</text:p>
      <text:p text:style-name="P51"/>
      <text:p text:style-name="P30"><text:span text:style-name="T22">Les programmes, les bibliothèques sont codées dans le format ELF. </text:span><text:span text:style-name="T23">C'est un format qui permet de stocker du code binaire.</text:span></text:p>
      <text:p text:style-name="P52"/>
      <text:p text:style-name="P31"><text:span text:style-name="T24">(sl. </text:span><text:span text:style-name="T25">4</text:span><text:span text:style-name="T24">)</text:span></text:p>
      <text:p text:style-name="P32"><text:span text:style-name="T27">L</text:span><text:span text:style-name="T26">a lecture seule rend plus difficiles les attaques. Dans la mémoire physique, on aura une seule instance de la Lib C quelque soit le nombre d'instances de processus qui s'en servent.</text:span></text:p>
      <text:p text:style-name="P53"/>
      <text:p text:style-name="P54">(sl. 5)</text:p>
      <text:p text:style-name="P55">Le nommage n'apparaît pas dans le .o, il apparaît dans la table des symboles.</text:p>
      <text:p text:style-name="P56">Offset : déplacement par rapport au début de la section.</text:p>
      <text:p text:style-name="P56">Début du code = début de la section texte.</text:p>
      <text:p text:style-name="P57">Tant qu'on a des symboles non résolus, on ne peut pas lancer le programme.</text:p>
      <text:p text:style-name="P57"/>
      <text:p text:style-name="P57"/>
      <text:p text:style-name="P33"><text:soft-page-break/><text:span text:style-name="T28">(sl. </text:span><text:span text:style-name="T31">7</text:span><text:span text:style-name="T28">)</text:span></text:p>
      <text:p text:style-name="P33"><text:span text:style-name="T28">Le loader va faire des opérations pour préparer et finaliser les références qui n'étaient pas encore faites après. </text:span><text:span text:style-name="T29">Il doit être écrit de manière spécifique, il doit fonctionner avec toutes ses références disponibles. Il est chargé d'initialiser plein de choses. Pièce de code la plus complexe.</text:span></text:p>
      <text:p text:style-name="P58"/>
      <text:p text:style-name="P34"><text:span text:style-name="T30">(sl. </text:span><text:span text:style-name="T31">8</text:span><text:span text:style-name="T30">)</text:span></text:p>
      <text:p text:style-name="P35"><text:span text:style-name="T31">Les adresses hautes ne sont accessibles qu'en mode noyau. </text:span><text:span text:style-name="T32">mmapped regions non accessibles.</text:span></text:p>
      <text:p text:style-name="P36"><text:span text:style-name="T33">Code exécuté et en lecture seule. Variables lecture seule mais pas exécutées. Variables </text:span><text:span text:style-name="T34">globales</text:span><text:span text:style-name="T33"> non initialisées (ou initialisées à 0) distinguées des </text:span><text:span text:style-name="T34">globales </text:span><text:span text:style-name="T33">initialisées : quand on sauvegarde le programme sur disque, on doit save les instructions, les données en read only, les données initialisées MAIS on n'a pas besoin de save les données non initialisées, il suffit de connaître la taille de cette zone.</text:span></text:p>
      <text:p text:style-name="P59">Le tas et la pile sont des zones où le processus stocke des choses mais elles n'apparaissent pas sur le fichier. Ce sont des zones dynamiques.</text:p>
      <text:p text:style-name="P59"/>
      <text:p text:style-name="P60">(sl. 9)</text:p>
      <text:p text:style-name="P37"><text:span text:style-name="T35">Le tas est alloué et géré à l'exécution </text:span><text:span text:style-name="T36">(malloc)</text:span><text:span text:style-name="T35">. Entièrement géré par le programme : pas de nommage.</text:span></text:p>
      <text:p text:style-name="P38"><text:span text:style-name="T36">La pile est gérée par le compilateur. </text:span><text:span text:style-name="T37">Quelques fonctions permettent de demander de l'espace sur la pile.</text:span></text:p>
      <text:p text:style-name="P61"/>
      <text:p text:style-name="P62">Les zones en dessous sont allouées par le compilateur mais leur positionnement revient à l'éditeur de liens.</text:p>
      <text:p text:style-name="P62"/>
      <text:p text:style-name="P63">(sl. 11)</text:p>
      <text:p text:style-name="P39"><text:span text:style-name="T38">Quand on compile, si on met -S, il s'arr</text:span><text:span text:style-name="T39">ê</text:span><text:span text:style-name="T38">te après la génération du code assembleur textuel.</text:span></text:p>
      <text:p text:style-name="P64">-E il s'arrete au préprocesseur.</text:p>
      <text:p text:style-name="P65">-c même chose que S mais il produit du code assembleur binaire (.o)</text:p>
      <text:p text:style-name="P65"/>
      <text:p text:style-name="P40"><text:span text:style-name="T40">call ne peut prendre une chaine (printf) donc on devra s'en déba</text:span><text:span text:style-name="T41">r</text:span><text:span text:style-name="T40">rasser. </text:span></text:p>
      <text:p text:style-name="P64"/>
      <text:p text:style-name="P66">(sl. 12)</text:p>
      <text:p text:style-name="P66">Le programme qui rassemble les .o ensemble pour faire un programme est ld.</text:p>
      <text:p text:style-name="P66">-v : donne les sous appels du programme</text:p>
      <text:p text:style-name="P67">ld a une vingtaine d'options.</text:p>
      <text:p text:style-name="P68">ld fusionne tous les segments.</text:p>
      <text:p text:style-name="P41"><text:span text:style-name="T43">I</text:span><text:span text:style-name="T42">l va essayer au maximum de modifier les adresses, pour qu'elles soient valides afin d'exécuter le programme. </text:span><text:span text:style-name="T43">Certaines références ne seront pas résolues et le seront à l'exécution.</text:span></text:p>
      <text:p text:style-name="P69">Les .h sont inclus dans plein de .c différents. Les header ne doivent RIEN définir. (juste déclaration de fonctions, déclaration de variables)</text:p>
      <text:p text:style-name="P69"/>
      <text:p text:style-name="P42"><text:span text:style-name="T44">ld peut faire des optimisations du code. </text:span><text:span text:style-name="T45">Les .o gardent plus d'informations et l'édition de liens est plus longue en temps.</text:span></text:p>
      <text:p text:style-name="P70"/>
      <text:p text:style-name="P71">(sl. 13)</text:p>
      <text:p text:style-name="P72">regroupe les segments de code .o par même type.</text:p>
      <text:p text:style-name="P72"/>
      <text:p text:style-name="P73">(sl. 14)</text:p>
      <text:p text:style-name="P43"><text:span text:style-name="T46">Quand on assemble, l'assembleur ne sait pas où va se trouver les différentes choses en mémoire. </text:span><text:soft-page-break/><text:span text:style-name="T46">L'assembleur émet une table des symboles qui permet de retrouver ce que l'on veut.</text:span></text:p>
      <text:p text:style-name="P74"/>
      <text:p text:style-name="P75">(sl. 20)</text:p>
      <text:p text:style-name="P44"><text:span text:style-name="T47">Les majuscules : symboles </text:span><text:span text:style-name="T49">globaux</text:span><text:span text:style-name="T47">. </text:span><text:span text:style-name="T48">(utilisables par l'ensemble des .o)</text:span></text:p>
      <text:p text:style-name="P44"><text:span text:style-name="T47">Les minuscules : symboles </text:span><text:span text:style-name="T49">locaux</text:span><text:span text:style-name="T47">. </text:span><text:span text:style-name="T48">(utilisables que par le .o local)</text:span></text:p>
      <text:p text:style-name="P76"/>
      <text:p text:style-name="P77">La table de relocation c'est tout ce qu'il faudra modifier quand on connaîtra la valeur finale des objets.</text:p>
      <text:p text:style-name="P77"/>
      <text:p text:style-name="P78">(sl. 28)</text:p>
      <text:p text:style-name="P78">Pourquoi on utilise des bibliothèques dynamiques ?</text:p>
      <text:p text:style-name="P45"><text:span text:style-name="T50">=&gt; </text:span><text:span text:style-name="T51">Eviter de remettre dans tous les programmes le code de la lib C</text:span></text:p>
      <text:p text:style-name="P46"><text:span text:style-name="T51">=&gt; </text:span><text:span text:style-name="T52">P</text:span><text:span text:style-name="T51">ermet de mettre à jour une bibliothèque facilement</text:span></text:p>
      <text:p text:style-name="P79">On peut le faire manuellement avec la fonction dlopen qui permet de charger un fichier et de l'inclure dans votre programme à l'exécution.</text:p>
      <text:p text:style-name="P80">dlsym permet d'aller chercher dans un objet, l'adresse du symbole qu'on nomme.</text:p>
      <text:p text:style-name="P47"><text:span text:style-name="T53">(=&gt; interpréteurs, </text:span><text:span text:style-name="T54">plugins)</text:span></text:p>
      <text:p text:style-name="P81"/>
      <text:p text:style-name="P86">Comment le loader dynamique sait quelle bibliothèque charger ?</text:p>
      <text:p text:style-name="P82"><text:span text:style-name="T55">ldd : fonctionne de manière récursive, </text:span><text:span text:style-name="T56">affiche toutes les dépendances d'un programme (les bibliothèques)</text:span></text:p>
      <text:p text:style-name="P83"><text:span text:style-name="T57">(voir aussi readelf? </text:span><text:span text:style-name="T60">ex : readelf -a toto | less, avec un fichier toto.c)</text:span></text:p>
      <text:p text:style-name="P87">readelf : -d pour voir que la partie dynamique.</text:p>
      <text:p text:style-name="P84"><text:span text:style-name="T60">L</text:span><text:span text:style-name="T58">e linker dynamique se sert de </text:span><text:span text:style-name="T59">LD_LIBRARY_PATH </text:span><text:span text:style-name="T58">pour aller chercher les bibliothèques dynamiques.</text:span></text:p>
      <text:p text:style-name="P88">Pour rajouter une bibliothèque : -l (ex: -lattr)</text:p>
      <text:p text:style-name="P89">Quand on compile, le linker cherche une bibliothèque en rajoutant .so au nom de la bibliothèque et remonte les liens symboliques (libattr.so =&gt; libattr.so.1 =&gt; libattr.so.1.1.0)</text:p>
      <text:p text:style-name="P85"><text:span text:style-name="T61">Quand on modifie une bibliothèque en profondeur (par exemple modifier le nombre de paramètres d'une fonction, ou en supprimer une), on ne peut pas modifier que le libX.so.#.#.#, il faut faire un nouveau libX.so.# </text:span><text:span text:style-name="T62">sinon la bibliothèque a</text:span><text:span text:style-name="T63">ura</text:span><text:span text:style-name="T62"> évolué binairement de manière incompatible.</text:span></text:p>
      <text:p text:style-name="P90">Quand on veut juste rajouter une fonction par exemple, on peut très bien modifier que le libX.so.#.#.#</text:p>
      <text:p text:style-name="P91">Cela évite de tout recompiler la totalité du système, donc on a plusieurs versions d'une même bibliothèque.</text:p>
      <text:p text:style-name="P92">-L sur la ligne de commande quand on compile, indique où chercher le .so à l'exécutio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15"><text:soft-page-break/><text:span text:style-name="T64">Avec les ordinateurs 64 <text:s/>bits, la pagination se fait selon le même principe mais le découpage est différent (pour s'adapter à la taille des adresses). </text:span><text:span text:style-name="T65">Sur 64 bits, on a 48 dans les adresses virtuelles, 56 sur adresses physiques.</text:span></text:p>
      <text:p text:style-name="P129">Il faut au moins 8 octets au lieu de 4 pour chaque entrée.</text:p>
      <text:p text:style-name="P116"><text:span text:style-name="T66">Il y a 4-5 niveaux (contrairement à 2 pour 32 bits). </text:span><text:span text:style-name="T67">Faire une lecture en mémoire nécessite d'en faire 4 ou 5. Les pages de 4 Ko on été laissé dans le modèle. Mais d'autres modèles sont apparus, pages plus grandes (1M, 4M).</text:span></text:p>
      <text:p text:style-name="P117"><text:span text:style-name="T68">Sur 64 bits, un pointeur c'est 8 o. </text:span><text:span text:style-name="T69">Certaines applications consomment beaucoup moins de mémoire en 32 bits qu'en 64 bits. </text:span><text:span text:style-name="T70">Mais une application est limitée à 4Go de mémoire vive si elle s'exécute en 32 bits. </text:span><text:span text:style-name="T71">(voire 3 Go puisqu'1 Go est souvent réservée par le système)</text:span></text:p>
      <text:p text:style-name="P93"/>
      <text:p text:style-name="P93"/>
      <text:p text:style-name="P93"/>
      <text:p text:style-name="P93"/>
      <text:p text:style-name="P161">Threads (c3.pdf)</text:p>
      <text:p text:style-name="P162"/>
      <text:p text:style-name="P130">(sl. 3)</text:p>
      <text:p text:style-name="P94"><text:span text:style-name="T76"><text:tab/></text:span><text:span text:style-name="T72">Quand il y a un changement de contexte : sauvegarde des registres, sauvegarde des registres des flottants (ou d'autres spéciaux), sauvegarde de l'état du processeur, changement de l'espace d'adressage virtuel.</text:span></text:p>
      <text:p text:style-name="P95"><text:span text:style-name="T73">On doit invalider le TLB (le vider) à chaque fois : pas terrible. </text:span><text:span text:style-name="T74">Le cache général des données aussi est vidé.</text:span></text:p>
      <text:p text:style-name="P131">=&gt; Un changement de contexte c'est couteux.</text:p>
      <text:p text:style-name="P97"><text:span text:style-name="T77">Les OS grands publics </text:span><text:span text:style-name="T78">(Windows, Linux, Mac OS)</text:span><text:span text:style-name="T77">, les ordonnanceurs ont des heuristiques pour déterminer dans quel mode est l'ordinateur (interactif ou pas). </text:span><text:span text:style-name="T79">Code d'ordonnanceur très complexe. (en constante évolution, des nouvelles heuristiques sont trouvées régulièrement).</text:span></text:p>
      <text:p text:style-name="P132">La manière la plus souple de partager de l'information entre processus : segments de mémoire partagée.</text:p>
      <text:p text:style-name="P132"/>
      <text:p text:style-name="P130">(sl. 4)</text:p>
      <text:p text:style-name="P98"><text:span text:style-name="T80"><text:tab/></text:span><text:span text:style-name="T81">Un nouveau modèle a été introduit il y a longtemps : </text:span><text:span text:style-name="T82">les processus multi-threads.</text:span></text:p>
      <text:p text:style-name="P99"><text:span text:style-name="T82">Ils ont plusieurs piles, autant de piles que de threads, et autant de registres. </text:span><text:span text:style-name="T83">C'est une généralisation de processus mono-threadés. </text:span><text:span text:style-name="T84">Un processus a forcément un thread (ou plus).</text:span></text:p>
      <text:p text:style-name="P100"><text:span text:style-name="T85">Un processus multi-threads peut être ordonnancé. </text:span><text:span text:style-name="T86">Les threads d'un processus partagent entre eux les données, l'espace d'adressage, les fichiers ouverts...</text:span></text:p>
      <text:p text:style-name="P133"/>
      <text:p text:style-name="P130">(sl. 5)</text:p>
      <text:p text:style-name="P100"><text:span text:style-name="T86"><text:tab/></text:span><text:span text:style-name="T87">Très répandu : on veut que le programme continue de faire des choses même quand il est en attente d'autres choses (très pratique quand on veut programmer un jeu : </text:span><text:span text:style-name="T88">charger un niveau suivant pendant qu'on prépare un rendu, etc...</text:span><text:span text:style-name="T87">)</text:span></text:p>
      <text:p text:style-name="P134">Exemple pour les serveurs : un thread principal qui attend les connexions, et un thread par connexion.</text:p>
      <text:p text:style-name="P101"><text:span text:style-name="T89">Pour partager les ressources, </text:span><text:span text:style-name="T90">utiliser des threads c'est très interessant car ils fonctionnent tous dans le même espace d'adressage. </text:span><text:span text:style-name="T91">On perd donc la protection de mémoire entre les threads. </text:span><text:span text:style-name="T92">Si un thread se met à faire des écriture/lecture n'importe où en mémoire, il risque de corrompre les autres threads.</text:span></text:p>
      <text:p text:style-name="P135">Consommation d'un seul processus pour tous les threads.</text:p>
      <text:p text:style-name="P136">Un processus ne peut utiliser qu'un seul cœur de processeur. (ou un seul processeur).</text:p>
      <text:p text:style-name="P137">Un processus multi threadé peut utiliser plusieurs processeurs ou cœurs.</text:p>
      <text:p text:style-name="P137"><text:soft-page-break/></text:p>
      <text:p text:style-name="P138">(sl. 6)</text:p>
      <text:p text:style-name="P102"><text:span text:style-name="T93"><text:tab/></text:span><text:span text:style-name="T94">Une fois créé, un thread est équivalent à tous les autres. </text:span><text:span text:style-name="T95">Un thread peut être attendu une seule fois ou plus. </text:span><text:span text:style-name="T96">(</text:span><text:span text:style-name="T97">=&gt;</text:span><text:span text:style-name="T96">Pb de deadlock)</text:span></text:p>
      <text:p text:style-name="P139">Dans toutes les bibliothèque de thread, on a des mécanismes qui permettent de les synchroniser entre eux.</text:p>
      <text:p text:style-name="P103"><text:span text:style-name="T98">Threads préemptifs : l'ordonnanceur peut arrêter un thread en cours d'exécution pour passer la main à un autre. </text:span><text:span text:style-name="T99">Non préemptif : ordonnanceur plutôt utilisateur. </text:span><text:span text:style-name="T100">Un thread peut être non préemptif, il </text:span><text:span text:style-name="T101">s'</text:span><text:span text:style-name="T100">exécute tant qu'il en a besoin. </text:span><text:span text:style-name="T102">Depuis les multiprocesseurs, les bibliothèques de threads non préemptifs sont devenus moins intéressantes. </text:span><text:span text:style-name="T103">On les utilise (threads non préemptifs) quand on utilise qu'un seul processeur </text:span><text:span text:style-name="T104">en général. </text:span><text:span text:style-name="T105">La norme POSIX a permis de normaliser l'interface des threads (p_thread) </text:span><text:span text:style-name="T106">=&gt; assurance que la norme est bien respectée et que le comportement est le même sous tous les systèmes.</text:span></text:p>
      <text:p text:style-name="P140"><text:tab/></text:p>
      <text:p text:style-name="P141">(sl. 7)</text:p>
      <text:p text:style-name="P97"><text:span text:style-name="T107"><text:tab/></text:span><text:span text:style-name="T108">Créer un thread</text:span><text:span text:style-name="T109"> =~</text:span><text:span text:style-name="T108"> créer un fork</text:span></text:p>
      <text:p text:style-name="P104"><text:span text:style-name="T110">L'appel système clone : est un fork avec des paramètres qui permettent de choisir ce qu'on veut séparer. </text:span><text:span text:style-name="T111">(si on partage rien : 2 processus, si on partage tout : 2 threads)</text:span></text:p>
      <text:p text:style-name="P105"><text:span text:style-name="T112">Normalement tous les threads ont le même pid. Avec L</text:span><text:span text:style-name="T113">i</text:span><text:span text:style-name="T112">n</text:span><text:span text:style-name="T113">u</text:span><text:span text:style-name="T112">x Threads : ils n'avaient pas le même pid donc pas bien respecté.</text:span></text:p>
      <text:p text:style-name="P142">NPTL fonctionne conformément à POSIX, mais dans le noyau on a du rajouter un support nécessaire.</text:p>
      <text:p text:style-name="P143"/>
      <text:p text:style-name="P144">(sl. 8)</text:p>
      <text:p text:style-name="P96"><text:span text:style-name="T75"><text:tab/></text:span><text:span text:style-name="T114">A chaque fois qu'on veut créer, faire une opération de thread, on doit faire un appel système : donc couteux.</text:span></text:p>
      <text:p text:style-name="P106"><text:span text:style-name="T115">Il faut avoir un modèle de threads qui plaise à tous les développeurs. </text:span><text:span text:style-name="T116">(Notion de </text:span><text:span text:style-name="T117">priorité sur les threads</text:span><text:span text:style-name="T118">)</text:span></text:p>
      <text:p text:style-name="P145">Comme on passe par le noyau, on a pas mal de choses héritées de la gestion des processus donc les économies par rapport aux processus ne sont pas très notables.</text:p>
      <text:p text:style-name="P145"/>
      <text:p text:style-name="P145">(sl. 9)</text:p>
      <text:p text:style-name="P107"><text:span text:style-name="T118"><text:tab/></text:span><text:span text:style-name="T119">On peut créer au niveau utilisateur des threads. </text:span><text:span text:style-name="T120">Toutes les opérations se font par des fonctions de bibliothèques au niveau utilisateur. </text:span><text:span text:style-name="T121">Le noyau n'est pas impliqué (il a juste géré un processus), si un thread fait un appel système blocant, le noyau n'a pas de moyen de savoir qu'il peut passer la main à un autre </text:span><text:span text:style-name="T123">thread</text:span><text:span text:style-name="T121"> </text:span><text:span text:style-name="T122">=&gt; on bloque la totalité du processus. </text:span><text:span text:style-name="T124">On n'a pas de parallélisme réel dans l'application. On gagne l'intérêt de partager les données facilement mais on perd l'utilisation de plusieurs processeurs en même temps.</text:span></text:p>
      <text:p text:style-name="P146"/>
      <text:p text:style-name="P147">(sl. 10)</text:p>
      <text:p text:style-name="P108"><text:span text:style-name="T125"><text:tab/></text:span><text:span text:style-name="T126">Il faut allouer une pile pour ce thread. Gérer une structure de données (liste de threads).</text:span></text:p>
      <text:p text:style-name="P109"><text:span text:style-name="T127">Il faut remplacer tous les appels systèmes éventuellement bloquants par une implémentation non bloquante. </text:span><text:span text:style-name="T128">Utiliser des flags pour rendre les appels systèmes non bloquants.</text:span></text:p>
      <text:p text:style-name="P148"/>
      <text:p text:style-name="P149">(sl. 11)</text:p>
      <text:p text:style-name="P110"><text:span text:style-name="T129"><text:tab/></text:span><text:span text:style-name="T130">Le frame pointer n'est pas obligatoire et le compilateur peut se débrouiller avec le stack pointer. </text:span><text:span text:style-name="T131">Sur des processeurs avec assez de registres c'est pas mal de garder un fp.</text:span></text:p>
      <text:p text:style-name="P150"/>
      <text:p text:style-name="P150"/>
      <text:p text:style-name="P151"><text:soft-page-break/>(sl. 12)</text:p>
      <text:p text:style-name="P151"><text:tab/>Si on veut sauvegarder tous les registres, on a qu'à sauvegarder les registres que l'appelé doit restaurer s'il les modifie. </text:p>
      <text:p text:style-name="P151"/>
      <text:p text:style-name="P152">(sl. 13)</text:p>
      <text:p text:style-name="P111"><text:span text:style-name="T132"><text:tab/></text:span><text:span text:style-name="T133">Quand on a des fonctions, on empile dans un sens et on dépile dans un autre. Quand on a des threads et qu'on se passe la main, on n'a pas cette notion de pile. </text:span><text:span text:style-name="T134">Il faut trouver autre chose. </text:span></text:p>
      <text:p text:style-name="P153"/>
      <text:p text:style-name="P154">(sl. 14)</text:p>
      <text:p text:style-name="P112"><text:span text:style-name="T135"><text:tab/></text:span><text:span text:style-name="T136">On a une structure de données qui ressemble au PCB mais qui appartient au thread. </text:span><text:span text:style-name="T137">=&gt; TCB</text:span></text:p>
      <text:p text:style-name="P113"><text:span text:style-name="T138">Quand on change de contexte, on a besoin de garder l'ancienne valeur de pile. </text:span><text:span text:style-name="T139">Doit être implémenté directement en assembleur.</text:span></text:p>
      <text:p text:style-name="P155"><text:tab/></text:p>
      <text:p text:style-name="P156">(sl. 16)</text:p>
      <text:p text:style-name="P114"><text:span text:style-name="T140"><text:tab/></text:span><text:span text:style-name="T141">Implémentation hybride. </text:span><text:span text:style-name="T142">Ordonnanceur utilisateur.</text:span></text:p>
      <text:p text:style-name="P157"/>
      <text:p text:style-name="P158"/>
      <text:p text:style-name="P159"><text:span text:style-name="T143">(sl. 19)</text:span></text:p>
      <text:p text:style-name="P159"><text:span text:style-name="T143"><text:tab/></text:span><text:span text:style-name="T144">Est-ce qu'on duplique tous les threads quand on fork ? ou on duplique que le thread courant ? </text:span><text:span text:style-name="T145">Souvent quand on fork c'est pour exécuter un autre programme (on fait un exec pas très loin derrière). Mais entre le fork et le exec, veut on que les autres threads continuent de s'exécuter ? Pas souhaitable.</text:span></text:p>
      <text:p text:style-name="P159"><text:span text:style-name="T145"/></text:p>
      <text:p text:style-name="P159"><text:span text:style-name="T1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1:37:48.97</meta:creation-date>
    <dc:date>2015-10-06T11:17:48.83</dc:date>
    <meta:editing-duration>PT7H7M36S</meta:editing-duration>
    <meta:editing-cycles>247</meta:editing-cycles>
    <meta:generator>LibreOffice/4.0.3.3$Windows_x86 LibreOffice_project/0eaa50a932c8f2199a615e1eb30f7ac74279539</meta:generator>
    <meta:document-statistic meta:table-count="0" meta:image-count="0" meta:object-count="0" meta:page-count="7" meta:paragraph-count="151" meta:word-count="2460" meta:character-count="14653" meta:non-whitespace-character-count="12313"/>
  </office:meta>
</office:document-meta>
</file>